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26041666666667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1.2447916666667cm" style:use-optimal-column-width="true"/>
    </style:style>
    <style:style style:name="co4" style:family="table-column">
      <style:table-column-properties fo:break-before="auto" style:column-width="6.64104166666667cm" style:use-optimal-column-width="true"/>
    </style:style>
    <style:style style:name="co5" style:family="table-column">
      <style:table-column-properties fo:break-before="auto" style:column-width="2.98979166666667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15635416666667cm"/>
    </style:style>
    <style:style style:name="co10" style:family="table-column">
      <style:table-column-properties fo:break-before="auto" style:column-width="2.1828125cm"/>
    </style:style>
    <style:style style:name="co11" style:family="table-column">
      <style:table-column-properties fo:break-before="auto" style:column-width="2.28864583333333cm"/>
    </style:style>
    <style:style style:name="co12" style:family="table-column">
      <style:table-column-properties fo:break-before="auto" style:column-width="3.00302083333333cm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95552083333333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36802083333333cm"/>
    </style:style>
    <style:style style:name="co18" style:family="table-column">
      <style:table-column-properties fo:break-before="auto" style:column-width="2.5003125cm"/>
    </style:style>
    <style:style style:name="co19" style:family="table-column">
      <style:table-column-properties fo:break-before="auto" style:column-width="2.60614583333333cm"/>
    </style:style>
    <style:style style:name="co20" style:family="table-column">
      <style:table-column-properties fo:break-before="auto" style:column-width="2.5796875cm"/>
    </style:style>
    <style:style style:name="co21" style:family="table-column">
      <style:table-column-properties fo:break-before="auto" style:column-width="2.01083333333333cm" style:use-optimal-column-width="true"/>
    </style:style>
    <style:style style:name="co22" style:family="table-column">
      <style:table-column-properties fo:break-before="auto" style:column-width="2.460625cm"/>
    </style:style>
    <style:style style:name="co23" style:family="table-column">
      <style:table-column-properties fo:break-before="auto" style:column-width="2.56645833333333cm"/>
    </style:style>
    <style:style style:name="co24" style:family="table-column">
      <style:table-column-properties fo:break-before="auto" style:column-width="2.98979166666667cm"/>
    </style:style>
    <style:style style:name="co25" style:family="table-column">
      <style:table-column-properties fo:break-before="auto" style:column-width="2.67229166666667cm"/>
    </style:style>
    <style:style style:name="co26" style:family="table-column">
      <style:table-column-properties fo:break-before="auto" style:column-width="2.2621875cm"/>
    </style:style>
    <style:style style:name="co27" style:family="table-column">
      <style:table-column-properties fo:break-before="auto" style:column-width="2.03729166666667cm"/>
    </style:style>
    <style:style style:name="co28" style:family="table-column">
      <style:table-column-properties fo:break-before="auto" style:column-width="2.68552083333333cm"/>
    </style:style>
    <style:style style:name="co29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ctober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default-cell-style-name="ce1"/>
        <table:table-column table:style-name="co14" table:default-cell-style-name="ce1"/>
        <table:table-column table:style-name="co1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3" table:default-cell-style-name="ce1"/>
        <table:table-column table:style-name="co24" table:default-cell-style-name="ce1"/>
        <table:table-column table:style-name="co6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30" table:style-name="ce4">
            <text:p>330</text:p>
          </table:table-cell>
          <table:table-cell office:value-type="float" office:value="314.09884999999997" table:style-name="ce4">
            <text:p>314</text:p>
          </table:table-cell>
          <table:table-cell office:value-type="float" office:value="847" table:style-name="ce4">
            <text:p>847</text:p>
          </table:table-cell>
          <table:table-cell office:value-type="float" office:value="820.97103000000016" table:style-name="ce4">
            <text:p>821</text:p>
          </table:table-cell>
          <table:table-cell office:value-type="float" office:value="3535" table:style-name="ce4">
            <text:p>3,535</text:p>
          </table:table-cell>
          <table:table-cell office:value-type="float" office:value="3455.6207099999992" table:style-name="ce4">
            <text:p>3,456</text:p>
          </table:table-cell>
          <table:table-cell office:value-type="float" office:value="1919" table:style-name="ce4">
            <text:p>1,919</text:p>
          </table:table-cell>
          <table:table-cell office:value-type="float" office:value="1873.0434700000005" table:style-name="ce4">
            <text:p>1,873</text:p>
          </table:table-cell>
          <table:table-cell office:value-type="float" office:value="165" table:style-name="ce4">
            <text:p>165</text:p>
          </table:table-cell>
          <table:table-cell office:value-type="float" office:value="159.84520000000003" table:style-name="ce4">
            <text:p>160</text:p>
          </table:table-cell>
          <table:table-cell office:value-type="float" office:value="57" table:style-name="ce4">
            <text:p>57</text:p>
          </table:table-cell>
          <table:table-cell office:value-type="float" office:value="54.114869999999996" table:style-name="ce4">
            <text:p>54</text:p>
          </table:table-cell>
          <table:table-cell office:value-type="float" office:value="6853" table:style-name="ce4">
            <text:p>6,853</text:p>
          </table:table-cell>
          <table:table-cell office:value-type="float" office:value="6677.6941299999999" table:style-name="ce4">
            <text:p>6,678</text:p>
          </table:table-cell>
          <table:table-cell office:value-type="float" office:value="71" table:style-name="ce4">
            <text:p>71</text:p>
          </table:table-cell>
          <table:table-cell office:value-type="float" office:value="69.350000000000009" table:style-name="ce4">
            <text:p>69</text:p>
          </table:table-cell>
          <table:table-cell office:value-type="float" office:value="62" table:style-name="ce4">
            <text:p>62</text:p>
          </table:table-cell>
          <table:table-cell office:value-type="float" office:value="55.429999999999993" table:style-name="ce4">
            <text:p>55</text:p>
          </table:table-cell>
          <table:table-cell office:value-type="float" office:value="338.9" table:style-name="ce4">
            <text:p>339</text:p>
          </table:table-cell>
          <table:table-cell office:value-type="float" office:value="338.9" table:style-name="ce4">
            <text:p>339</text:p>
          </table:table-cell>
          <table:table-cell office:value-type="float" office:value="471.9" table:style-name="ce4">
            <text:p>472</text:p>
          </table:table-cell>
          <table:table-cell office:value-type="float" office:value="463.67999999999995" table:style-name="ce4">
            <text:p>464</text:p>
          </table:table-cell>
          <table:table-cell office:value-type="float" office:value="0" table:style-name="ce4">
            <text:p>0</text:p>
          </table:table-cell>
          <table:table-cell office:value-type="float" office:value="7324.9" table:style-name="ce4">
            <text:p>7,325</text:p>
          </table:table-cell>
          <table:table-cell office:value-type="float" office:value="7141.3741300000002" table:style-name="ce4">
            <text:p>7,141</text:p>
          </table:table-cell>
          <table:table-cell office:value-type="float" office:value="23991849.229999997" table:style-name="ce4">
            <text:p>23,991,849</text:p>
          </table:table-cell>
          <table:table-cell office:value-type="float" office:value="1105492.2300000002" table:style-name="ce4">
            <text:p>1,105,492</text:p>
          </table:table-cell>
          <table:table-cell office:value-type="float" office:value="458149.67" table:style-name="ce4">
            <text:p>458,150</text:p>
          </table:table-cell>
          <table:table-cell office:value-type="float" office:value="91189.68" table:style-name="ce4">
            <text:p>91,190</text:p>
          </table:table-cell>
          <table:table-cell office:value-type="float" office:value="7171663.5499999998" table:style-name="ce4">
            <text:p>7,171,664</text:p>
          </table:table-cell>
          <table:table-cell office:value-type="float" office:value="4276542.0599999996" table:style-name="ce4">
            <text:p>4,276,542</text:p>
          </table:table-cell>
          <table:table-cell office:value-type="float" office:value="37094886.420000002" table:style-name="ce4">
            <text:p>37,094,886</text:p>
          </table:table-cell>
          <table:table-cell office:value-type="float" office:value="5654584.200000002" table:style-name="ce4">
            <text:p>5,654,584</text:p>
          </table:table-cell>
          <table:table-cell office:value-type="float" office:value="193406.01" table:style-name="ce4">
            <text:p>193,406</text:p>
          </table:table-cell>
          <table:table-cell office:value-type="float" office:value="5847990.2100000018" table:style-name="ce4">
            <text:p>5,847,990</text:p>
          </table:table-cell>
          <table:table-cell office:value-type="float" office:value="42942876.630000003" table:style-name="ce4">
            <text:p>42,942,877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23" table:style-name="ce4">
            <text:p>123</text:p>
          </table:table-cell>
          <table:table-cell office:value-type="float" office:value="111.53109000000001" table:style-name="ce4">
            <text:p>112</text:p>
          </table:table-cell>
          <table:table-cell office:value-type="float" office:value="85" table:style-name="ce4">
            <text:p>85</text:p>
          </table:table-cell>
          <table:table-cell office:value-type="float" office:value="80.120280000000008" table:style-name="ce4">
            <text:p>80</text:p>
          </table:table-cell>
          <table:table-cell office:value-type="float" office:value="96" table:style-name="ce4">
            <text:p>96</text:p>
          </table:table-cell>
          <table:table-cell office:value-type="float" office:value="94.302699999999987" table:style-name="ce4">
            <text:p>94</text:p>
          </table:table-cell>
          <table:table-cell office:value-type="float" office:value="16" table:style-name="ce4">
            <text:p>16</text:p>
          </table:table-cell>
          <table:table-cell office:value-type="float" office:value="11.64864" table:style-name="ce4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2" table:style-name="ce4">
            <text:p>322</text:p>
          </table:table-cell>
          <table:table-cell office:value-type="float" office:value="299.60271" table:style-name="ce4">
            <text:p>3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2" table:style-name="ce4">
            <text:p>322</text:p>
          </table:table-cell>
          <table:table-cell office:value-type="float" office:value="299.60271" table:style-name="ce4">
            <text:p>300</text:p>
          </table:table-cell>
          <table:table-cell office:value-type="float" office:value="941219.58333333337" table:style-name="ce4">
            <text:p>941,220</text:p>
          </table:table-cell>
          <table:table-cell office:value-type="float" office:value="0" table:style-name="ce4">
            <text:p>0</text:p>
          </table:table-cell>
          <table:table-cell office:value-type="float" office:value="597.45999999999913" table:style-name="ce4">
            <text:p>5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1817.04333333333" table:style-name="ce4">
            <text:p>941,8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1817.04333333333" table:style-name="ce4">
            <text:p>941,817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607" table:style-name="ce4">
            <text:p>9,607</text:p>
          </table:table-cell>
          <table:table-cell office:value-type="float" office:value="8414.1474700001199" table:style-name="ce4">
            <text:p>8,414</text:p>
          </table:table-cell>
          <table:table-cell office:value-type="float" office:value="2753" table:style-name="ce4">
            <text:p>2,753</text:p>
          </table:table-cell>
          <table:table-cell office:value-type="float" office:value="2604.5568899999957" table:style-name="ce4">
            <text:p>2,605</text:p>
          </table:table-cell>
          <table:table-cell office:value-type="float" office:value="2835" table:style-name="ce4">
            <text:p>2,835</text:p>
          </table:table-cell>
          <table:table-cell office:value-type="float" office:value="2681.4831999999951" table:style-name="ce4">
            <text:p>2,681</text:p>
          </table:table-cell>
          <table:table-cell office:value-type="float" office:value="753" table:style-name="ce4">
            <text:p>753</text:p>
          </table:table-cell>
          <table:table-cell office:value-type="float" office:value="733.42782999999986" table:style-name="ce4">
            <text:p>733</text:p>
          </table:table-cell>
          <table:table-cell office:value-type="float" office:value="73" table:style-name="ce4">
            <text:p>73</text:p>
          </table:table-cell>
          <table:table-cell office:value-type="float" office:value="72.666670000000011" table:style-name="ce4">
            <text:p>73</text:p>
          </table:table-cell>
          <table:table-cell office:value-type="float" office:value="8" table:style-name="ce4">
            <text:p>8</text:p>
          </table:table-cell>
          <table:table-cell office:value-type="float" office:value="7.51389" table:style-name="ce4">
            <text:p>8</text:p>
          </table:table-cell>
          <table:table-cell office:value-type="float" office:value="16029" table:style-name="ce4">
            <text:p>16,029</text:p>
          </table:table-cell>
          <table:table-cell office:value-type="float" office:value="14513.79595" table:style-name="ce4">
            <text:p>14,514</text:p>
          </table:table-cell>
          <table:table-cell office:value-type="float" office:value="2180.3000000000002" table:style-name="ce4">
            <text:p>2,180</text:p>
          </table:table-cell>
          <table:table-cell office:value-type="float" office:value="2180.3000000000002" table:style-name="ce4">
            <text:p>2,180</text:p>
          </table:table-cell>
          <table:table-cell office:value-type="float" office:value="22.71" table:style-name="ce4">
            <text:p>23</text:p>
          </table:table-cell>
          <table:table-cell office:value-type="float" office:value="22.71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03.0100000000002" table:style-name="ce4">
            <text:p>2,203</text:p>
          </table:table-cell>
          <table:table-cell office:value-type="float" office:value="2203.0100000000002" table:style-name="ce4">
            <text:p>2,203</text:p>
          </table:table-cell>
          <table:table-cell office:value-type="float" office:value="0" table:style-name="ce4">
            <text:p>0</text:p>
          </table:table-cell>
          <table:table-cell office:value-type="float" office:value="18232.010000000002" table:style-name="ce4">
            <text:p>18,232</text:p>
          </table:table-cell>
          <table:table-cell office:value-type="float" office:value="16716.805950000111" table:style-name="ce4">
            <text:p>16,717</text:p>
          </table:table-cell>
          <table:table-cell office:value-type="float" office:value="34171995.960000001" table:style-name="ce4">
            <text:p>34,171,996</text:p>
          </table:table-cell>
          <table:table-cell office:value-type="float" office:value="632766.89" table:style-name="ce4">
            <text:p>632,767</text:p>
          </table:table-cell>
          <table:table-cell office:value-type="float" office:value="298609" table:style-name="ce4">
            <text:p>298,609</text:p>
          </table:table-cell>
          <table:table-cell office:value-type="float" office:value="605795.43000000005" table:style-name="ce4">
            <text:p>605,795</text:p>
          </table:table-cell>
          <table:table-cell office:value-type="float" office:value="9207614.129999999" table:style-name="ce4">
            <text:p>9,207,614</text:p>
          </table:table-cell>
          <table:table-cell office:value-type="float" office:value="3684568.4299999997" table:style-name="ce4">
            <text:p>3,684,568</text:p>
          </table:table-cell>
          <table:table-cell office:value-type="float" office:value="48601349.839999996" table:style-name="ce4">
            <text:p>48,601,350</text:p>
          </table:table-cell>
          <table:table-cell office:value-type="float" office:value="6801644.1799999997" table:style-name="ce4">
            <text:p>6,801,644</text:p>
          </table:table-cell>
          <table:table-cell office:value-type="float" office:value="19804.419999999998" table:style-name="ce4">
            <text:p>19,804</text:p>
          </table:table-cell>
          <table:table-cell office:value-type="float" office:value="6821448.5999999996" table:style-name="ce4">
            <text:p>6,821,449</text:p>
          </table:table-cell>
          <table:table-cell office:value-type="float" office:value="55422798.439999998" table:style-name="ce4">
            <text:p>55,422,798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14" table:style-name="ce4">
            <text:p>414</text:p>
          </table:table-cell>
          <table:table-cell office:value-type="float" office:value="374.87379000000004" table:style-name="ce4">
            <text:p>375</text:p>
          </table:table-cell>
          <table:table-cell office:value-type="float" office:value="342" table:style-name="ce4">
            <text:p>342</text:p>
          </table:table-cell>
          <table:table-cell office:value-type="float" office:value="319.39657000000011" table:style-name="ce4">
            <text:p>319</text:p>
          </table:table-cell>
          <table:table-cell office:value-type="float" office:value="293" table:style-name="ce4">
            <text:p>293</text:p>
          </table:table-cell>
          <table:table-cell office:value-type="float" office:value="281.16649000000007" table:style-name="ce4">
            <text:p>281</text:p>
          </table:table-cell>
          <table:table-cell office:value-type="float" office:value="96" table:style-name="ce4">
            <text:p>96</text:p>
          </table:table-cell>
          <table:table-cell office:value-type="float" office:value="94.754869999999997" table:style-name="ce4">
            <text:p>95</text:p>
          </table:table-cell>
          <table:table-cell office:value-type="float" office:value="10" table:style-name="ce4">
            <text:p>10</text:p>
          </table:table-cell>
          <table:table-cell office:value-type="float" office:value="9.06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55" table:style-name="ce4">
            <text:p>1,155</text:p>
          </table:table-cell>
          <table:table-cell office:value-type="float" office:value="1079.2570400000002" table:style-name="ce4">
            <text:p>1,079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157" table:style-name="ce4">
            <text:p>1,157</text:p>
          </table:table-cell>
          <table:table-cell office:value-type="float" office:value="1081.2570400000002" table:style-name="ce4">
            <text:p>1,081</text:p>
          </table:table-cell>
          <table:table-cell office:value-type="float" office:value="2989149.37" table:style-name="ce4">
            <text:p>2,989,149</text:p>
          </table:table-cell>
          <table:table-cell office:value-type="float" office:value="18021.379999999997" table:style-name="ce4">
            <text:p>18,021</text:p>
          </table:table-cell>
          <table:table-cell office:value-type="float" office:value="51933.15" table:style-name="ce4">
            <text:p>51,933</text:p>
          </table:table-cell>
          <table:table-cell office:value-type="float" office:value="53060.619999999995" table:style-name="ce4">
            <text:p>53,061</text:p>
          </table:table-cell>
          <table:table-cell office:value-type="float" office:value="660308.59" table:style-name="ce4">
            <text:p>660,309</text:p>
          </table:table-cell>
          <table:table-cell office:value-type="float" office:value="272327.34000000003" table:style-name="ce4">
            <text:p>272,327</text:p>
          </table:table-cell>
          <table:table-cell office:value-type="float" office:value="4044800.4499999997" table:style-name="ce4">
            <text:p>4,044,800</text:p>
          </table:table-cell>
          <table:table-cell office:value-type="float" office:value="4171.8999999999996" table:style-name="ce4">
            <text:p>4,172</text:p>
          </table:table-cell>
          <table:table-cell office:value-type="float" office:value="0" table:style-name="ce4">
            <text:p>0</text:p>
          </table:table-cell>
          <table:table-cell office:value-type="float" office:value="4171.8999999999996" table:style-name="ce4">
            <text:p>4,172</text:p>
          </table:table-cell>
          <table:table-cell office:value-type="float" office:value="4048972.3499999996" table:style-name="ce4">
            <text:p>4,048,972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Her Majesty’s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8137" table:style-name="ce4">
            <text:p>28,137</text:p>
          </table:table-cell>
          <table:table-cell office:value-type="float" office:value="26532.071650000405" table:style-name="ce4">
            <text:p>26,532</text:p>
          </table:table-cell>
          <table:table-cell office:value-type="float" office:value="6662" table:style-name="ce4">
            <text:p>6,662</text:p>
          </table:table-cell>
          <table:table-cell office:value-type="float" office:value="6360.3878800000248" table:style-name="ce4">
            <text:p>6,360</text:p>
          </table:table-cell>
          <table:table-cell office:value-type="float" office:value="7270" table:style-name="ce4">
            <text:p>7,270</text:p>
          </table:table-cell>
          <table:table-cell office:value-type="float" office:value="6960.322730000019" table:style-name="ce4">
            <text:p>6,960</text:p>
          </table:table-cell>
          <table:table-cell office:value-type="float" office:value="888" table:style-name="ce4">
            <text:p>888</text:p>
          </table:table-cell>
          <table:table-cell office:value-type="float" office:value="869.8329" table:style-name="ce4">
            <text:p>870</text:p>
          </table:table-cell>
          <table:table-cell office:value-type="float" office:value="91" table:style-name="ce4">
            <text:p>91</text:p>
          </table:table-cell>
          <table:table-cell office:value-type="float" office:value="90.5" table:style-name="ce4">
            <text:p>91</text:p>
          </table:table-cell>
          <table:table-cell office:value-type="float" office:value="20228" table:style-name="ce4">
            <text:p>20,228</text:p>
          </table:table-cell>
          <table:table-cell office:value-type="float" office:value="18785.725449999969" table:style-name="ce4">
            <text:p>18,786</text:p>
          </table:table-cell>
          <table:table-cell office:value-type="float" office:value="63276" table:style-name="ce4">
            <text:p>63,276</text:p>
          </table:table-cell>
          <table:table-cell office:value-type="float" office:value="59598.840609999999" table:style-name="ce4">
            <text:p>59,599</text:p>
          </table:table-cell>
          <table:table-cell office:value-type="float" office:value="1223.31" table:style-name="ce4">
            <text:p>1,223</text:p>
          </table:table-cell>
          <table:table-cell office:value-type="float" office:value="1223.31" table:style-name="ce4">
            <text:p>1,2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224.31" table:style-name="ce4">
            <text:p>1,224</text:p>
          </table:table-cell>
          <table:table-cell office:value-type="float" office:value="1224.31" table:style-name="ce4">
            <text:p>1,224</text:p>
          </table:table-cell>
          <table:table-cell office:value-type="float" office:value="0" table:style-name="ce4">
            <text:p>0</text:p>
          </table:table-cell>
          <table:table-cell office:value-type="float" office:value="64500.31" table:style-name="ce4">
            <text:p>64,500</text:p>
          </table:table-cell>
          <table:table-cell office:value-type="float" office:value="60823.150610000419" table:style-name="ce4">
            <text:p>60,823</text:p>
          </table:table-cell>
          <table:table-cell office:value-type="float" office:value="133950911.09000002" table:style-name="ce4">
            <text:p>133,950,911</text:p>
          </table:table-cell>
          <table:table-cell office:value-type="float" office:value="17224199.09" table:style-name="ce4">
            <text:p>17,224,199</text:p>
          </table:table-cell>
          <table:table-cell office:value-type="float" office:value="599039.02" table:style-name="ce4">
            <text:p>599,039</text:p>
          </table:table-cell>
          <table:table-cell office:value-type="float" office:value="9129471.5700000003" table:style-name="ce4">
            <text:p>9,129,472</text:p>
          </table:table-cell>
          <table:table-cell office:value-type="float" office:value="50571541.649999999" table:style-name="ce4">
            <text:p>50,571,542</text:p>
          </table:table-cell>
          <table:table-cell office:value-type="float" office:value="21281802.669999998" table:style-name="ce4">
            <text:p>21,281,803</text:p>
          </table:table-cell>
          <table:table-cell office:value-type="float" office:value="232756965.09" table:style-name="ce4">
            <text:p>232,756,965</text:p>
          </table:table-cell>
          <table:table-cell office:value-type="float" office:value="5043148.04" table:style-name="ce4">
            <text:p>5,043,148</text:p>
          </table:table-cell>
          <table:table-cell office:value-type="float" office:value="297130.71000000002" table:style-name="ce4">
            <text:p>297,131</text:p>
          </table:table-cell>
          <table:table-cell office:value-type="float" office:value="5340278.75" table:style-name="ce4">
            <text:p>5,340,279</text:p>
          </table:table-cell>
          <table:table-cell office:value-type="float" office:value="238097243.84" table:style-name="ce4">
            <text:p>238,097,244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10" table:style-name="ce4">
            <text:p>910</text:p>
          </table:table-cell>
          <table:table-cell office:value-type="float" office:value="821.3062299999981" table:style-name="ce4">
            <text:p>821</text:p>
          </table:table-cell>
          <table:table-cell office:value-type="float" office:value="429" table:style-name="ce4">
            <text:p>429</text:p>
          </table:table-cell>
          <table:table-cell office:value-type="float" office:value="407.51540000000011" table:style-name="ce4">
            <text:p>408</text:p>
          </table:table-cell>
          <table:table-cell office:value-type="float" office:value="183" table:style-name="ce4">
            <text:p>183</text:p>
          </table:table-cell>
          <table:table-cell office:value-type="float" office:value="173.94269" table:style-name="ce4">
            <text:p>174</text:p>
          </table:table-cell>
          <table:table-cell office:value-type="float" office:value="21" table:style-name="ce4">
            <text:p>21</text:p>
          </table:table-cell>
          <table:table-cell office:value-type="float" office:value="20.8" table:style-name="ce4">
            <text:p>2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46" table:style-name="ce4">
            <text:p>1,546</text:p>
          </table:table-cell>
          <table:table-cell office:value-type="float" office:value="1426.5643199999981" table:style-name="ce4">
            <text:p>1,427</text:p>
          </table:table-cell>
          <table:table-cell office:value-type="float" office:value="225" table:style-name="ce4">
            <text:p>225</text:p>
          </table:table-cell>
          <table:table-cell office:value-type="float" office:value="212.2" table:style-name="ce4">
            <text:p>2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5" table:style-name="ce4">
            <text:p>225</text:p>
          </table:table-cell>
          <table:table-cell office:value-type="float" office:value="212.2" table:style-name="ce4">
            <text:p>212</text:p>
          </table:table-cell>
          <table:table-cell office:value-type="float" office:value="0" table:style-name="ce4">
            <text:p>0</text:p>
          </table:table-cell>
          <table:table-cell office:value-type="float" office:value="1771" table:style-name="ce4">
            <text:p>1,771</text:p>
          </table:table-cell>
          <table:table-cell office:value-type="float" office:value="1638.7643199999982" table:style-name="ce4">
            <text:p>1,639</text:p>
          </table:table-cell>
          <table:table-cell office:value-type="float" office:value="3004393.81" table:style-name="ce4">
            <text:p>3,004,394</text:p>
          </table:table-cell>
          <table:table-cell office:value-type="float" office:value="50162.270000000004" table:style-name="ce4">
            <text:p>50,162</text:p>
          </table:table-cell>
          <table:table-cell office:value-type="float" office:value="112373.20000000001" table:style-name="ce4">
            <text:p>112,373</text:p>
          </table:table-cell>
          <table:table-cell office:value-type="float" office:value="154850.28" table:style-name="ce4">
            <text:p>154,850</text:p>
          </table:table-cell>
          <table:table-cell office:value-type="float" office:value="797716.54" table:style-name="ce4">
            <text:p>797,717</text:p>
          </table:table-cell>
          <table:table-cell office:value-type="float" office:value="255280.55000000002" table:style-name="ce4">
            <text:p>255,281</text:p>
          </table:table-cell>
          <table:table-cell office:value-type="float" office:value="4374776.6500000004" table:style-name="ce4">
            <text:p>4,374,777</text:p>
          </table:table-cell>
          <table:table-cell office:value-type="float" office:value="547603.96000000008" table:style-name="ce4">
            <text:p>547,604</text:p>
          </table:table-cell>
          <table:table-cell office:value-type="float" office:value="0" table:style-name="ce4">
            <text:p>0</text:p>
          </table:table-cell>
          <table:table-cell office:value-type="float" office:value="547603.96000000008" table:style-name="ce4">
            <text:p>547,604</text:p>
          </table:table-cell>
          <table:table-cell office:value-type="float" office:value="4922380.6100000003" table:style-name="ce4">
            <text:p>4,922,381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87" table:style-name="ce4">
            <text:p>2,287</text:p>
          </table:table-cell>
          <table:table-cell office:value-type="float" office:value="2079.14" table:style-name="ce4">
            <text:p>2,079</text:p>
          </table:table-cell>
          <table:table-cell office:value-type="float" office:value="2287" table:style-name="ce4">
            <text:p>2,287</text:p>
          </table:table-cell>
          <table:table-cell office:value-type="float" office:value="2079.14" table:style-name="ce4">
            <text:p>2,079</text:p>
          </table:table-cell>
          <table:table-cell office:value-type="float" office:value="56" table:style-name="ce4">
            <text:p>56</text:p>
          </table:table-cell>
          <table:table-cell office:value-type="float" office:value="56" table:style-name="ce4">
            <text:p>56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3" table:style-name="ce4">
            <text:p>63</text:p>
          </table:table-cell>
          <table:table-cell office:value-type="float" office:value="63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float" office:value="2350" table:style-name="ce4">
            <text:p>2,350</text:p>
          </table:table-cell>
          <table:table-cell office:value-type="float" office:value="2142.14" table:style-name="ce4">
            <text:p>2,142</text:p>
          </table:table-cell>
          <table:table-cell office:value-type="float" office:value="9465364.109999992" table:style-name="ce4">
            <text:p>9,465,36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65364.109999992" table:style-name="ce4">
            <text:p>9,465,364</text:p>
          </table:table-cell>
          <table:table-cell office:value-type="float" office:value="593067.16000000015" table:style-name="ce4">
            <text:p>593,067</text:p>
          </table:table-cell>
          <table:table-cell office:value-type="float" office:value="0" table:style-name="ce4">
            <text:p>0</text:p>
          </table:table-cell>
          <table:table-cell office:value-type="float" office:value="593067.16000000015" table:style-name="ce4">
            <text:p>593,067</text:p>
          </table:table-cell>
          <table:table-cell office:value-type="float" office:value="10058431.269999992" table:style-name="ce4">
            <text:p>10,058,431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4" table:style-name="ce4">
            <text:p>104</text:p>
          </table:table-cell>
          <table:table-cell office:value-type="float" office:value="97.73" table:style-name="ce4">
            <text:p>98</text:p>
          </table:table-cell>
          <table:table-cell office:value-type="float" office:value="104" table:style-name="ce4">
            <text:p>104</text:p>
          </table:table-cell>
          <table:table-cell office:value-type="float" office:value="97.73" table:style-name="ce4">
            <text:p>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4" table:style-name="ce4">
            <text:p>104</text:p>
          </table:table-cell>
          <table:table-cell office:value-type="float" office:value="97.73" table:style-name="ce4">
            <text:p>98</text:p>
          </table:table-cell>
          <table:table-cell office:value-type="float" office:value="481442" table:style-name="ce4">
            <text:p>481,442</text:p>
          </table:table-cell>
          <table:table-cell office:value-type="float" office:value="0" table:style-name="ce4">
            <text:p>0</text:p>
          </table:table-cell>
          <table:table-cell office:value-type="float" office:value="2075" table:style-name="ce4">
            <text:p>2,07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3517" table:style-name="ce4">
            <text:p>483,5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3517" table:style-name="ce4">
            <text:p>483,517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2" table:style-name="ce4">
            <text:p>22</text:p>
          </table:table-cell>
          <table:table-cell office:value-type="float" office:value="21.6" table:style-name="ce4">
            <text:p>22</text:p>
          </table:table-cell>
          <table:table-cell office:value-type="float" office:value="53" table:style-name="ce4">
            <text:p>53</text:p>
          </table:table-cell>
          <table:table-cell office:value-type="float" office:value="52.2" table:style-name="ce4">
            <text:p>52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92" table:style-name="ce4">
            <text:p>92</text:p>
          </table:table-cell>
          <table:table-cell office:value-type="float" office:value="89.600000000000009" table:style-name="ce4">
            <text:p>90</text:p>
          </table:table-cell>
          <table:table-cell office:value-type="float" office:value="15" table:style-name="ce4">
            <text:p>15</text:p>
          </table:table-cell>
          <table:table-cell office:value-type="float" office:value="14.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4">
            <text:p>15</text:p>
          </table:table-cell>
          <table:table-cell office:value-type="float" office:value="14.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07" table:style-name="ce4">
            <text:p>107</text:p>
          </table:table-cell>
          <table:table-cell office:value-type="float" office:value="104.10000000000001" table:style-name="ce4">
            <text:p>104</text:p>
          </table:table-cell>
          <table:table-cell office:value-type="float" office:value="293704.29000000004" table:style-name="ce4">
            <text:p>293,704</text:p>
          </table:table-cell>
          <table:table-cell office:value-type="float" office:value="6886.6" table:style-name="ce4">
            <text:p>6,887</text:p>
          </table:table-cell>
          <table:table-cell office:value-type="float" office:value="150" table:style-name="ce4">
            <text:p>150</text:p>
          </table:table-cell>
          <table:table-cell office:value-type="float" office:value="676.96" table:style-name="ce4">
            <text:p>677</text:p>
          </table:table-cell>
          <table:table-cell office:value-type="float" office:value="69326.37" table:style-name="ce4">
            <text:p>69,326</text:p>
          </table:table-cell>
          <table:table-cell office:value-type="float" office:value="35636.100000000006" table:style-name="ce4">
            <text:p>35,636</text:p>
          </table:table-cell>
          <table:table-cell office:value-type="float" office:value="406380.32000000007" table:style-name="ce4">
            <text:p>406,380</text:p>
          </table:table-cell>
          <table:table-cell office:value-type="float" office:value="58631.549999999996" table:style-name="ce4">
            <text:p>58,632</text:p>
          </table:table-cell>
          <table:table-cell office:value-type="float" office:value="2016" table:style-name="ce4">
            <text:p>2,016</text:p>
          </table:table-cell>
          <table:table-cell office:value-type="float" office:value="60647.549999999996" table:style-name="ce4">
            <text:p>60,648</text:p>
          </table:table-cell>
          <table:table-cell office:value-type="float" office:value="467027.87000000005" table:style-name="ce4">
            <text:p>467,028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5.68" table:style-name="ce4">
            <text:p>36</text:p>
          </table:table-cell>
          <table:table-cell office:value-type="float" office:value="39" table:style-name="ce4">
            <text:p>39</text:p>
          </table:table-cell>
          <table:table-cell office:value-type="float" office:value="35.68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5.68" table:style-name="ce4">
            <text:p>36</text:p>
          </table:table-cell>
          <table:table-cell office:value-type="float" office:value="267432.78000000003" table:style-name="ce4">
            <text:p>267,4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7432.78000000003" table:style-name="ce4">
            <text:p>267,4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7432.78000000003" table:style-name="ce4">
            <text:p>267,433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5" table:style-name="ce4">
            <text:p>15</text:p>
          </table:table-cell>
          <table:table-cell office:value-type="float" office:value="14.5" table:style-name="ce4">
            <text:p>15</text:p>
          </table:table-cell>
          <table:table-cell office:value-type="float" office:value="126" table:style-name="ce4">
            <text:p>126</text:p>
          </table:table-cell>
          <table:table-cell office:value-type="float" office:value="124.2" table:style-name="ce4">
            <text:p>124</text:p>
          </table:table-cell>
          <table:table-cell office:value-type="float" office:value="46" table:style-name="ce4">
            <text:p>46</text:p>
          </table:table-cell>
          <table:table-cell office:value-type="float" office:value="45.2" table:style-name="ce4">
            <text:p>45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9" table:style-name="ce4">
            <text:p>199</text:p>
          </table:table-cell>
          <table:table-cell office:value-type="float" office:value="194.89999999999998" table:style-name="ce4">
            <text:p>195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01" table:style-name="ce4">
            <text:p>201</text:p>
          </table:table-cell>
          <table:table-cell office:value-type="float" office:value="196.89999999999998" table:style-name="ce4">
            <text:p>197</text:p>
          </table:table-cell>
          <table:table-cell office:value-type="float" office:value="467187.89" table:style-name="ce4">
            <text:p>467,188</text:p>
          </table:table-cell>
          <table:table-cell office:value-type="float" office:value="2086.63" table:style-name="ce4">
            <text:p>2,087</text:p>
          </table:table-cell>
          <table:table-cell office:value-type="float" office:value="21700" table:style-name="ce4">
            <text:p>21,700</text:p>
          </table:table-cell>
          <table:table-cell office:value-type="float" office:value="0" table:style-name="ce4">
            <text:p>0</text:p>
          </table:table-cell>
          <table:table-cell office:value-type="float" office:value="112725.94000000002" table:style-name="ce4">
            <text:p>112,726</text:p>
          </table:table-cell>
          <table:table-cell office:value-type="float" office:value="51988.42" table:style-name="ce4">
            <text:p>51,988</text:p>
          </table:table-cell>
          <table:table-cell office:value-type="float" office:value="655688.88000000012" table:style-name="ce4">
            <text:p>655,689</text:p>
          </table:table-cell>
          <table:table-cell office:value-type="float" office:value="3080.22" table:style-name="ce4">
            <text:p>3,080</text:p>
          </table:table-cell>
          <table:table-cell office:value-type="float" office:value="450" table:style-name="ce4">
            <text:p>450</text:p>
          </table:table-cell>
          <table:table-cell office:value-type="float" office:value="3530.22" table:style-name="ce4">
            <text:p>3,530</text:p>
          </table:table-cell>
          <table:table-cell office:value-type="float" office:value="659219.10000000009" table:style-name="ce4">
            <text:p>659,219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18.399999999999999" table:style-name="ce4">
            <text:p>18</text:p>
          </table:table-cell>
          <table:table-cell office:value-type="float" office:value="43" table:style-name="ce4">
            <text:p>43</text:p>
          </table:table-cell>
          <table:table-cell office:value-type="float" office:value="41.52" table:style-name="ce4">
            <text:p>42</text:p>
          </table:table-cell>
          <table:table-cell office:value-type="float" office:value="30" table:style-name="ce4">
            <text:p>30</text:p>
          </table:table-cell>
          <table:table-cell office:value-type="float" office:value="29.86" table:style-name="ce4">
            <text:p>3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7" table:style-name="ce4">
            <text:p>97</text:p>
          </table:table-cell>
          <table:table-cell office:value-type="float" office:value="94.78" table:style-name="ce4">
            <text:p>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7" table:style-name="ce4">
            <text:p>97</text:p>
          </table:table-cell>
          <table:table-cell office:value-type="float" office:value="94.78" table:style-name="ce4">
            <text:p>95</text:p>
          </table:table-cell>
          <table:table-cell office:value-type="float" office:value="334611.11" table:style-name="ce4">
            <text:p>334,611</text:p>
          </table:table-cell>
          <table:table-cell office:value-type="float" office:value="2293.25" table:style-name="ce4">
            <text:p>2,293</text:p>
          </table:table-cell>
          <table:table-cell office:value-type="float" office:value="650" table:style-name="ce4">
            <text:p>650</text:p>
          </table:table-cell>
          <table:table-cell office:value-type="float" office:value="0" table:style-name="ce4">
            <text:p>0</text:p>
          </table:table-cell>
          <table:table-cell office:value-type="float" office:value="87786.16" table:style-name="ce4">
            <text:p>87,786</text:p>
          </table:table-cell>
          <table:table-cell office:value-type="float" office:value="39660.909999999996" table:style-name="ce4">
            <text:p>39,661</text:p>
          </table:table-cell>
          <table:table-cell office:value-type="float" office:value="465001.43" table:style-name="ce4">
            <text:p>465,0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5001.43" table:style-name="ce4">
            <text:p>465,001</text:p>
          </table:table-cell>
          <table:table-cell table:number-columns-repeated="16343"/>
        </table:table-row>
        <table:table-row table:style-name="ro2">
          <table:table-cell office:value-type="float" office:value="2022" table:style-name="ce3">
            <text:p>2022</text:p>
          </table:table-cell>
          <table:table-cell office:value-type="string" table:style-name="ce4">
            <text:p>October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8" table:style-name="ce4">
            <text:p>8</text:p>
          </table:table-cell>
          <table:table-cell office:value-type="float" office:value="7.6" table:style-name="ce4">
            <text:p>8</text:p>
          </table:table-cell>
          <table:table-cell office:value-type="float" office:value="7" table:style-name="ce4">
            <text:p>7</text:p>
          </table:table-cell>
          <table:table-cell office:value-type="float" office:value="6.6" table:style-name="ce4">
            <text:p>7</text:p>
          </table:table-cell>
          <table:table-cell office:value-type="float" office:value="15" table:style-name="ce4">
            <text:p>15</text:p>
          </table:table-cell>
          <table:table-cell office:value-type="float" office:value="14.8" table:style-name="ce4">
            <text:p>15</text:p>
          </table:table-cell>
          <table:table-cell office:value-type="float" office:value="15" table:style-name="ce4">
            <text:p>15</text:p>
          </table:table-cell>
          <table:table-cell office:value-type="float" office:value="14.8" table:style-name="ce4">
            <text:p>15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5" table:style-name="ce4">
            <text:p>55</text:p>
          </table:table-cell>
          <table:table-cell office:value-type="float" office:value="47.8" table:style-name="ce4">
            <text:p>48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58" table:style-name="ce4">
            <text:p>58</text:p>
          </table:table-cell>
          <table:table-cell office:value-type="float" office:value="50.8" table:style-name="ce4">
            <text:p>51</text:p>
          </table:table-cell>
          <table:table-cell office:value-type="float" office:value="185915.11" table:style-name="ce4">
            <text:p>185,915</text:p>
          </table:table-cell>
          <table:table-cell office:value-type="float" office:value="801.26" table:style-name="ce4">
            <text:p>8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0752.990000000005" table:style-name="ce4">
            <text:p>50,753</text:p>
          </table:table-cell>
          <table:table-cell office:value-type="float" office:value="19168.2" table:style-name="ce4">
            <text:p>19,168</text:p>
          </table:table-cell>
          <table:table-cell office:value-type="float" office:value="256637.56" table:style-name="ce4">
            <text:p>256,638</text:p>
          </table:table-cell>
          <table:table-cell office:value-type="float" office:value="39378.53" table:style-name="ce4">
            <text:p>39,379</text:p>
          </table:table-cell>
          <table:table-cell office:value-type="float" office:value="0" table:style-name="ce4">
            <text:p>0</text:p>
          </table:table-cell>
          <table:table-cell office:value-type="float" office:value="39378.53" table:style-name="ce4">
            <text:p>39,379</text:p>
          </table:table-cell>
          <table:table-cell office:value-type="float" office:value="296016.08999999997" table:style-name="ce4">
            <text:p>296,016</text:p>
          </table:table-cell>
          <table:table-cell table:number-columns-repeated="16343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Hartley, Robert</meta:initial-creator>
    <dc:creator>Hartley, Robert</dc:creator>
    <meta:creation-date>2022-09-30T10:29:42Z</meta:creation-date>
    <dc:date>2023-02-08T13:06:12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